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n>3</math:mn>
      </math:msub>
      <math:mrow>
        <math:mrow>
          <math:mo math:stretchy="false">(</math:mo>
          <math:mi>x</math:mi>
          <math:mo math:stretchy="false">)</math:mo>
        </math:mrow>
        <math:mo math:stretchy="false">=</math:mo>
        <math:msub>
          <math:mi>c</math:mi>
          <math:mn>3</math:mn>
        </math:msub>
      </math:mrow>
      <math:mn>.</math:mn>
      <math:mrow>
        <math:msup>
          <math:mi>x</math:mi>
          <math:mn>3</math:mn>
        </math:msup>
        <math:mo math:stretchy="false">+</math:mo>
        <math:msub>
          <math:mi>c</math:mi>
          <math:mn>2</math:mn>
        </math:msub>
      </math:mrow>
      <math:mn>.</math:mn>
      <math:mrow>
        <math:msup>
          <math:mi>x</math:mi>
          <math:mn>2</math:mn>
        </math:msup>
        <math:mo math:stretchy="false">+</math:mo>
        <math:msub>
          <math:mi>c</math:mi>
          <math:mn>1</math:mn>
        </math:msub>
      </math:mrow>
      <math:mn>.</math:mn>
      <math:mrow>
        <math:msup>
          <math:mi>x</math:mi>
          <math:mn>1</math:mn>
        </math:msup>
        <math:mo math:stretchy="false">+</math:mo>
        <math:msub>
          <math:mi>c</math:mi>
          <math:mn>0</math:mn>
        </math:msub>
      </math:mrow>
      <math:mn>.</math:mn>
      <math:msup>
        <math:mi>x</math:mi>
        <math:mn>0</math:mn>
      </math:msup>
    </math:mrow>
    <math:annotation math:encoding="StarMath 5.0">f_{3}(x)=c_{3}.x^{3}+c_{2}.x^{2}+c_{1}.x^{1}+c_{0}.x^{0}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